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184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W</text:span>e have 2 different python files: main.py and p1.py. Each one represents the 2 processes and these 2 processes' connection is provided via socket. Each files must be run in different shell window . The main.py writes to the socket in order to p1.py read from same socket which is local URL port is 6000 in this case. It is arbitrary to choose the port but it must be local. We have 5 philosopher and each one enter the restaurant, sit in the place, start to eat in randomly given time interval between 3 to 15 seconds, qu<text:span text:style-name="T1">eu</text:span>ed on a FIFO basis. These data send to p1.py process via socket. After each philosopher finishes the operation the main.py prints out philosopher stop eating and left. <text:s text:c="47"/></text:p>
      <text:p text:style-name="Standard">At the end it sends close message to p1.py that triggers the close the connection between 2 process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9T19:11:38.882473668</meta:creation-date>
    <dc:date>2021-06-19T19:12:33.796436762</dc:date>
    <meta:editing-duration>PT55S</meta:editing-duration>
    <meta:editing-cycles>1</meta:editing-cycles>
    <meta:document-statistic meta:table-count="0" meta:image-count="0" meta:object-count="0" meta:page-count="1" meta:paragraph-count="2" meta:word-count="143" meta:character-count="840" meta:non-whitespace-character-count="651"/>
    <meta:generator>LibreOffice/6.4.7.2$Linux_X86_64 LibreOffice_project/40$Build-2</meta:generator>
  </office:meta>
</office:document-meta>
</file>